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text-properties officeooo:rsid="001d1947" officeooo:paragraph-rsid="001d1947"/>
    </style:style>
    <style:style style:name="P5" style:family="paragraph" style:parent-style-name="normal">
      <style:text-properties officeooo:paragraph-rsid="001d1947"/>
    </style:style>
    <style:style style:name="P6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 fo:margin-left="0cm" fo:margin-right="0cm" fo:line-height="150%" fo:text-indent="0cm" style:auto-text-indent="false"/>
    </style:style>
    <style:style style:name="P9" style:family="paragraph" style:parent-style-name="normal">
      <style:paragraph-properties fo:margin-left="0cm" fo:margin-right="0cm" fo:line-height="150%" fo:text-indent="0cm" style:auto-text-indent="false"/>
      <style:text-properties officeooo:paragraph-rsid="001e01a5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1d1947" officeooo:paragraph-rsid="001d1947"/>
    </style:style>
    <style:style style:name="P11" style:family="paragraph" style:parent-style-name="normal">
      <style:paragraph-properties fo:margin-left="0cm" fo:margin-right="0cm" fo:line-height="150%" fo:text-indent="0cm" style:auto-text-indent="false"/>
      <style:text-properties officeooo:rsid="001d1947" officeooo:paragraph-rsid="001d1947"/>
    </style:style>
    <style:style style:name="P12" style:family="paragraph" style:parent-style-name="normal">
      <style:paragraph-properties fo:margin-left="0cm" fo:margin-right="0cm" fo:text-indent="0cm" style:auto-text-indent="false"/>
      <style:text-properties officeooo:rsid="001e01a5" officeooo:paragraph-rsid="001e01a5"/>
    </style:style>
    <style:style style:name="P13" style:family="paragraph" style:parent-style-name="normal" style:master-page-name="Standard">
      <style:paragraph-properties fo:text-align="center" style:justify-single-word="false" style:page-number="1"/>
      <style:text-properties fo:font-size="13pt" fo:font-weight="bold" officeooo:rsid="001d1947" officeooo:paragraph-rsid="001d1947" style:font-size-asian="13pt" style:font-weight-asian="bold" style:font-size-complex="13pt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d1947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officeooo:rsid="001d1947"/>
    </style:style>
    <style:style style:name="T8" style:family="text">
      <style:text-properties officeooo:rsid="001e01a5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via Alves Camilo</text:p>
      <text:p text:style-name="P1"><text:span text:style-name="T3">(</text:span><text:span text:style-name="T4">44</text:span><text:span text:style-name="T3">) </text:span><text:span text:style-name="T4">9 9889-0000</text:span></text:p>
      <text:p text:style-name="P1"><text:a xlink:type="simple" xlink:href="mailto:seumelhoremail@xx.com" text:style-name="Default_20_Style" text:visited-style-name="Default_20_Style"><text:span text:style-name="T5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4" svg:width="16.511cm" svg:height="0.054cm"><text:p/></draw:rect></text:p>
      <text:p text:style-name="P2"/>
      <text:p text:style-name="P3"><text:span text:style-name="T6">OBJETIVO</text:span></text:p>
      <text:p text:style-name="P3">Descreva o que você quer, o que almeja como objetivo profissional. Aqui também é interessante adicionar o que já fez que é relacionado com este objetivo e quais são suas motivações em querer trabalhar com isso.</text:p>
      <text:p text:style-name="P3"/>
      <text:p text:style-name="normal"/>
      <text:p text:style-name="normal"><text:span text:style-name="T6">FORMAÇÃO ACADÊMICA</text:span></text:p>
      <text:p text:style-name="P4">Ensino medio completo, Malba tahan.</text:p>
      <text:p text:style-name="P5"><text:span text:style-name="T7">Curso superior, Agronomia e Veterinaria, formação UFPR (Universidade federal do parana)</text:span></text:p>
      <text:p text:style-name="P7"/>
      <text:p text:style-name="P7"/>
      <text:p text:style-name="P7"><text:span text:style-name="T6">EXPERIÊNCIA PROFISSIONAL</text:span></text:p>
      <text:p text:style-name="P10">Trabalhei durante 7 anos em uma fazenda no Mato Grosso, e 4 anos em uma no Rio Grande do Sul, sou formada em duas faculdades, agronomia e veterinaria, sou especializada em animais de grande porte. Fui criada em uma das maiores fazendas do texas, atualmente sou proprietaria de 5 fazendas pelo Brasil e 3 nos EUA, todas com aproximadamente 700 alqueres </text:p>
      <text:p text:style-name="P7"/>
      <text:p text:style-name="P8"><text:span text:style-name="T3">Nome do lugar que você teve sua experiência profissional</text:span> <text:s/></text:p>
      <text:p text:style-name="P11">Sorriso-MT, <text:span text:style-name="T8">Porto Alegre-RG, Dallas-Texas.</text:span></text:p>
      <text:p text:style-name="P9"><text:span text:style-name="T8">Agronegocio </text:span></text:p>
      <text:p text:style-name="P7"/>
      <text:p text:style-name="P7"><text:span text:style-name="T6">CURSOS | CERTIFICAÇÕES</text:span></text:p>
      <text:p text:style-name="P12">Agronomia e Veterinaria, formada em 2010</text:p>
      <text:p text:style-name="P7"/>
      <text:p text:style-name="P7"><text:span text:style-name="T6">IDIOMAS</text:span></text:p>
      <text:p text:style-name="P12">Ingles, Espanhol e Frances avançado</text:p>
      <text:p text:style-name="P7"><text:span text:style-name="T3">Idioma</text:span> - <text:span text:style-name="T8">Brasi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8T13:40:43.969129800</dc:date>
    <meta:editing-duration>PT5M52S</meta:editing-duration>
    <meta:editing-cycles>1</meta:editing-cycles>
    <meta:document-statistic meta:table-count="0" meta:image-count="0" meta:object-count="0" meta:page-count="1" meta:paragraph-count="20" meta:word-count="161" meta:character-count="1051" meta:non-whitespace-character-count="905"/>
    <meta:generator>LibreOffice/6.4.7.2$Linux_X86_64 LibreOffice_project/40$Build-2</meta:generator>
  </office:meta>
</office:document-meta>
</file>